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6caf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6caf0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c0" style:font-name="Monospace" fo:font-size="10pt" style:font-size-asian="10pt"/>
    </style:style>
    <style:style style:name="T4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5" style:family="text">
      <style:text-properties fo:color="#6a3e3e" style:font-name="Monospace" fo:font-size="10pt" style:font-size-asian="10pt"/>
    </style:style>
    <style:style style:name="T6" style:family="text">
      <style:text-properties fo:color="#2a00ff" style:font-name="Monospace" fo:font-size="10pt" style:font-size-asian="10pt"/>
    </style:style>
    <style:style style:name="T7" style:family="text">
      <style:text-properties fo:color="#3f7f5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basic;</text:span></text:p>
      <text:p text:style-name="P4"/>
      <text:p text:style-name="P2"><text:span text:style-name="T1">public</text:span><text:span text:style-name="T2"> </text:span><text:span text:style-name="T1">class</text:span><text:span text:style-name="T2"> test {</text:span></text:p>
      <text:p text:style-name="P4"/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5">args</text:span><text:span text:style-name="T2">) {</text:span></text:p>
      <text:p text:style-name="P2"><text:span text:style-name="T2"><text:tab/><text:tab/>Employee </text:span><text:span text:style-name="T5">E1</text:span><text:span text:style-name="T2">=</text:span><text:span text:style-name="T1">new</text:span><text:span text:style-name="T2"> Employee();</text:span></text:p>
      <text:p text:style-name="P2"><text:span text:style-name="T2"><text:tab/><text:tab/></text:span></text:p>
      <text:p text:style-name="P2"><text:span text:style-name="T2"><text:tab/><text:tab/></text:span><text:span text:style-name="T5">E1</text:span><text:span text:style-name="T2">.</text:span><text:span text:style-name="T3">id</text:span><text:span text:style-name="T2">=12;</text:span></text:p>
      <text:p text:style-name="P2"><text:span text:style-name="T2"><text:tab/><text:tab/></text:span><text:span text:style-name="T5">E1</text:span><text:span text:style-name="T2">.</text:span><text:span text:style-name="T3">name</text:span><text:span text:style-name="T2">=</text:span><text:span text:style-name="T6">"Sharayu"</text:span><text:span text:style-name="T2">;</text:span></text:p>
      <text:p text:style-name="P2"><text:span text:style-name="T2"><text:tab/><text:tab/></text:span><text:span text:style-name="T5">E1</text:span><text:span text:style-name="T2">.</text:span><text:span text:style-name="T3">basicSalary</text:span><text:span text:style-name="T2">=1000.00f;</text:span></text:p>
      <text:p text:style-name="P2"><text:span text:style-name="T2"><text:tab/><text:tab/></text:span><text:span text:style-name="T7">//E1.HRACalculation();</text:span></text:p>
      <text:p text:style-name="P2"><text:span text:style-name="T2"><text:tab/><text:tab/></text:span><text:span text:style-name="T7">//E1.DACalculation();</text:span></text:p>
      <text:p text:style-name="P2"><text:span text:style-name="T2"><text:tab/><text:tab/></text:span><text:span text:style-name="T5">E1</text:span><text:span text:style-name="T2">.TotalSalaryCal();</text:span></text:p>
      <text:p text:style-name="P2"><text:span text:style-name="T2"><text:tab/><text:tab/></text:span></text:p>
      <text:p text:style-name="P2"><text:span text:style-name="T2"><text:tab/><text:tab/>System.</text:span><text:span text:style-name="T4">out</text:span><text:span text:style-name="T2">.println(</text:span><text:span text:style-name="T6">"Id="</text:span><text:span text:style-name="T2">+</text:span><text:span text:style-name="T5">E1</text:span><text:span text:style-name="T2">.</text:span><text:span text:style-name="T3">id</text:span><text:span text:style-name="T2">+</text:span><text:span text:style-name="T6">"\nName="</text:span><text:span text:style-name="T2">+</text:span><text:span text:style-name="T5">E1</text:span><text:span text:style-name="T2">.</text:span><text:span text:style-name="T3">name</text:span><text:span text:style-name="T2">+</text:span><text:span text:style-name="T6">"\nTotal Salary="</text:span><text:span text:style-name="T2">+</text:span><text:span text:style-name="T5">E1</text:span><text:span text:style-name="T2">.</text:span><text:span text:style-name="T3">totalSalary</text:span><text:span text:style-name="T2">);</text:span></text:p>
      <text:p text:style-name="P2"><text:span text:style-name="T2"><text:tab/><text:tab/></text:span></text:p>
      <text:p text:style-name="P2"><text:span text:style-name="T2"><text:tab/>}</text:span></text:p>
      <text:p text:style-name="P2"><text:span text:style-name="T2">}</text:span></text:p>
      <text:p text:style-name="P4"/>
      <text:p text:style-name="P1"><text:span text:style-name="T1">public</text:span><text:span text:style-name="T2"> </text:span><text:span text:style-name="T1">class</text:span><text:span text:style-name="T2"> Employee {</text:span></text:p>
      <text:p text:style-name="P3"/>
      <text:p text:style-name="P1"><text:span text:style-name="T2"><text:tab/></text:span><text:span text:style-name="T1">int</text:span><text:span text:style-name="T2"> </text:span><text:span text:style-name="T3">id</text:span><text:span text:style-name="T2">;</text:span></text:p>
      <text:p text:style-name="P1"><text:span text:style-name="T2"><text:tab/>String </text:span><text:span text:style-name="T3">name</text:span><text:span text:style-name="T2">;</text:span></text:p>
      <text:p text:style-name="P1"><text:span text:style-name="T2"><text:tab/></text:span><text:span text:style-name="T1">float</text:span><text:span text:style-name="T2"> </text:span><text:span text:style-name="T3">totalSalary</text:span><text:span text:style-name="T2">,</text:span><text:span text:style-name="T3">basicSalary</text:span><text:span text:style-name="T2">,</text:span><text:span text:style-name="T3">hra</text:span><text:span text:style-name="T2">,</text:span><text:span text:style-name="T3">da</text:span><text:span text:style-name="T2">;</text:span></text:p>
      <text:p text:style-name="P1"><text:span text:style-name="T2"><text:tab/></text:span></text:p>
      <text:p text:style-name="P1"><text:span text:style-name="T2"><text:tab/></text:span><text:span text:style-name="T1">void</text:span><text:span text:style-name="T2"> HRACalculation()</text:span></text:p>
      <text:p text:style-name="P1"><text:span text:style-name="T2"><text:tab/>{</text:span></text:p>
      <text:p text:style-name="P1"><text:span text:style-name="T2"><text:tab/> <text:s text:c="5"/></text:span><text:span text:style-name="T3">hra</text:span><text:span text:style-name="T2">=(0.18f)*</text:span><text:span text:style-name="T3">basicSalary</text:span><text:span text:style-name="T2">;</text:span></text:p>
      <text:p text:style-name="P1"><text:span text:style-name="T2"><text:tab/>}</text:span></text:p>
      <text:p text:style-name="P1"><text:span text:style-name="T2"><text:tab/></text:span><text:span text:style-name="T1">void</text:span><text:span text:style-name="T2"> DACalculation()</text:span></text:p>
      <text:p text:style-name="P1"><text:span text:style-name="T2"><text:tab/>{</text:span></text:p>
      <text:p text:style-name="P1"><text:span text:style-name="T2"><text:tab/><text:tab/></text:span><text:span text:style-name="T3">da</text:span><text:span text:style-name="T2">=(0.20f)*</text:span><text:span text:style-name="T3">basicSalary</text:span><text:span text:style-name="T2">;<text:tab/><text:tab/></text:span></text:p>
      <text:p text:style-name="P1"><text:span text:style-name="T2"><text:tab/>}</text:span></text:p>
      <text:p text:style-name="P1"><text:span text:style-name="T2"><text:tab/></text:span><text:span text:style-name="T1">void</text:span><text:span text:style-name="T2"> TotalSalaryCal()</text:span></text:p>
      <text:p text:style-name="P1"><text:span text:style-name="T2"><text:tab/>{</text:span></text:p>
      <text:p text:style-name="P1"><text:span text:style-name="T2"><text:tab/><text:tab/>HRACalculation();</text:span></text:p>
      <text:p text:style-name="P1"><text:span text:style-name="T2"><text:tab/><text:tab/>DACalculation();</text:span></text:p>
      <text:p text:style-name="P1"><text:span text:style-name="T2"><text:tab/><text:tab/></text:span><text:span text:style-name="T3">totalSalary</text:span><text:span text:style-name="T2">=(</text:span><text:span text:style-name="T1">float</text:span><text:span text:style-name="T2">)(</text:span><text:span text:style-name="T3">basicSalary</text:span><text:span text:style-name="T2">+</text:span><text:span text:style-name="T3">hra</text:span><text:span text:style-name="T2">+</text:span><text:span text:style-name="T3">da</text:span><text:span text:style-name="T2">);</text:span></text:p>
      <text:p text:style-name="P1"><text:span text:style-name="T2"><text:tab/>}</text:span></text:p>
      <text:p text:style-name="P1"><text:span text:style-name="T2"><text:tab/></text:span></text:p>
      <text:p text:style-name="P1"><text:span text:style-name="T2">}</text:span></text:p>
      <text:p text:style-name="P3"/>
      <text:p text:style-name="P3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20:37:28.251891891</meta:creation-date>
    <dc:date>2019-11-05T20:38:46.705874438</dc:date>
    <meta:editing-duration>PT1M18S</meta:editing-duration>
    <meta:editing-cycles>1</meta:editing-cycles>
    <meta:document-statistic meta:table-count="0" meta:image-count="0" meta:object-count="0" meta:page-count="1" meta:paragraph-count="37" meta:word-count="53" meta:character-count="622" meta:non-whitespace-character-count="546"/>
    <meta:generator>LibreOffice/6.0.7.3$Linux_X86_64 LibreOffice_project/00m0$Build-3</meta:generator>
  </office:meta>
</office:document-meta>
</file>